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54db" officeooo:paragraph-rsid="001454db" style:font-weight-asian="bold" style:font-weight-complex="bold"/>
    </style:style>
    <style:style style:name="P2" style:family="paragraph" style:parent-style-name="Standard">
      <style:paragraph-properties fo:margin-left="2.501cm" fo:margin-right="0cm" fo:text-indent="-0.635cm" style:auto-text-indent="false"/>
      <style:text-properties officeooo:rsid="0015cea7" officeooo:paragraph-rsid="0015cea7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172515" officeooo:paragraph-rsid="00172515"/>
    </style:style>
    <style:style style:name="P4" style:family="paragraph" style:parent-style-name="Standard" style:list-style-name="L1">
      <style:text-properties officeooo:rsid="001454db" officeooo:paragraph-rsid="001454db"/>
    </style:style>
    <style:style style:name="P5" style:family="paragraph" style:parent-style-name="Standard" style:list-style-name="L2">
      <style:text-properties officeooo:rsid="001454db" officeooo:paragraph-rsid="001454db"/>
    </style:style>
    <style:style style:name="P6" style:family="paragraph" style:parent-style-name="Standard" style:list-style-name="L3">
      <style:text-properties officeooo:rsid="0015cea7" officeooo:paragraph-rsid="0015cea7"/>
    </style:style>
    <style:style style:name="P7" style:family="paragraph" style:parent-style-name="Standard" style:list-style-name="">
      <style:text-properties officeooo:rsid="0015cea7" officeooo:paragraph-rsid="0015cea7"/>
    </style:style>
    <style:style style:name="P8" style:family="paragraph" style:parent-style-name="Standard" style:list-style-name="L4">
      <style:text-properties officeooo:rsid="0018c975" officeooo:paragraph-rsid="0018c975"/>
    </style:style>
    <style:style style:name="P9" style:family="paragraph" style:parent-style-name="Standard" style:list-style-name="L3">
      <style:paragraph-properties fo:margin-left="2.501cm" fo:margin-right="0cm" fo:text-indent="-0.635cm" style:auto-text-indent="false"/>
      <style:text-properties officeooo:rsid="0015cea7" officeooo:paragraph-rsid="0015cea7"/>
    </style:style>
    <style:style style:name="P10" style:family="paragraph" style:parent-style-name="Standard" style:list-style-name="L3">
      <style:paragraph-properties fo:margin-left="2.501cm" fo:margin-right="0cm" fo:text-indent="-0.635cm" style:auto-text-indent="false"/>
      <style:text-properties officeooo:rsid="001982d3" officeooo:paragraph-rsid="001982d3"/>
    </style:style>
    <style:style style:name="P11" style:family="paragraph" style:parent-style-name="Standard" style:list-style-name="L3">
      <style:paragraph-properties fo:margin-left="2.501cm" fo:margin-right="0cm" fo:text-indent="-0.635cm" style:auto-text-indent="false"/>
      <style:text-properties fo:font-weight="bold" officeooo:rsid="001d6497" officeooo:paragraph-rsid="001d6497" style:font-weight-asian="bold" style:font-weight-complex="bold"/>
    </style:style>
    <style:style style:name="P12" style:family="paragraph" style:parent-style-name="Standard" style:list-style-name="L3">
      <style:paragraph-properties fo:margin-left="3.752cm" fo:margin-right="0cm" fo:text-indent="-0.635cm" style:auto-text-indent="false"/>
      <style:text-properties officeooo:rsid="001982d3" officeooo:paragraph-rsid="001a8f28"/>
    </style:style>
    <style:style style:name="P13" style:family="paragraph" style:parent-style-name="Standard" style:list-style-name="L3">
      <style:paragraph-properties fo:margin-left="3.752cm" fo:margin-right="0cm" fo:text-indent="-0.635cm" style:auto-text-indent="false"/>
      <style:text-properties officeooo:rsid="001982d3" officeooo:paragraph-rsid="001982d3"/>
    </style:style>
    <style:style style:name="P14" style:family="paragraph" style:parent-style-name="Standard">
      <style:paragraph-properties fo:margin-left="3.752cm" fo:margin-right="0cm" fo:text-indent="-0.635cm" style:auto-text-indent="false"/>
      <style:text-properties officeooo:rsid="001982d3" officeooo:paragraph-rsid="001a8f28"/>
    </style:style>
    <style:style style:name="P15" style:family="paragraph" style:parent-style-name="Standard">
      <style:paragraph-properties fo:margin-left="3.752cm" fo:margin-right="0cm" fo:text-indent="-0.635cm" style:auto-text-indent="false"/>
      <style:text-properties officeooo:rsid="001982d3" officeooo:paragraph-rsid="001982d3"/>
    </style:style>
    <style:style style:name="P16" style:family="paragraph" style:parent-style-name="Standard" style:list-style-name="L3">
      <style:paragraph-properties fo:margin-left="3.752cm" fo:margin-right="0cm" fo:text-indent="-0.635cm" style:auto-text-indent="false"/>
      <style:text-properties officeooo:rsid="001a22da" officeooo:paragraph-rsid="001a8f28"/>
    </style:style>
    <style:style style:name="P17" style:family="paragraph" style:parent-style-name="Standard" style:list-style-name="L3">
      <style:paragraph-properties fo:margin-left="3.752cm" fo:margin-right="0cm" fo:text-indent="-0.635cm" style:auto-text-indent="false"/>
      <style:text-properties fo:font-weight="bold" officeooo:rsid="001d6497" officeooo:paragraph-rsid="001d6497" style:font-weight-asian="bold" style:font-weight-complex="bold"/>
    </style:style>
    <style:style style:name="P18" style:family="paragraph" style:parent-style-name="Standard" style:list-style-name="L3">
      <style:paragraph-properties fo:margin-left="5.002cm" fo:margin-right="0cm" fo:text-indent="-0.635cm" style:auto-text-indent="false"/>
      <style:text-properties officeooo:rsid="001a22da" officeooo:paragraph-rsid="001a8f28"/>
    </style:style>
    <style:style style:name="P19" style:family="paragraph" style:parent-style-name="Standard">
      <style:paragraph-properties fo:margin-left="5.002cm" fo:margin-right="0cm" fo:text-indent="-0.635cm" style:auto-text-indent="false"/>
      <style:text-properties officeooo:rsid="001a22da" officeooo:paragraph-rsid="001a8f28"/>
    </style:style>
    <style:style style:name="P20" style:family="paragraph" style:parent-style-name="Standard">
      <style:paragraph-properties fo:margin-left="0cm" fo:margin-right="0cm" fo:text-indent="0cm" style:auto-text-indent="false"/>
      <style:text-properties officeooo:rsid="001a22da" officeooo:paragraph-rsid="001a8f28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weight="bold" officeooo:rsid="0018c975" officeooo:paragraph-rsid="0018c975" style:font-weight-asian="bold" style:font-weight-complex="bold"/>
    </style:style>
    <style:style style:name="P22" style:family="paragraph" style:parent-style-name="Standard">
      <style:paragraph-properties fo:margin-left="0cm" fo:margin-right="0cm" fo:text-indent="0cm" style:auto-text-indent="false" fo:break-before="page"/>
      <style:text-properties fo:font-weight="bold" officeooo:rsid="0018c975" officeooo:paragraph-rsid="0018c975" style:font-weight-asian="bold" style:font-weight-complex="bold"/>
    </style:style>
    <style:style style:name="P23" style:family="paragraph" style:parent-style-name="Standard" style:list-style-name="L3">
      <style:paragraph-properties fo:break-before="page"/>
      <style:text-properties officeooo:rsid="0015cea7" officeooo:paragraph-rsid="0015cea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982d3"/>
    </style:style>
    <style:style style:name="T3" style:family="text">
      <style:text-properties officeooo:rsid="001d64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оли:</text:p>
      <text:list xml:id="list6111707797957119864" text:style-name="L1">
        <text:list-item>
          <text:p text:style-name="P4">Кредитор</text:p>
        </text:list-item>
        <text:list-item>
          <text:p text:style-name="P4">Менеджер</text:p>
        </text:list-item>
        <text:list-item>
          <text:p text:style-name="P4">Коллектор</text:p>
        </text:list-item>
      </text:list>
      <text:p text:style-name="P1">Бизнес-требования:</text:p>
      <text:list xml:id="list3410169515836226257" text:style-name="L2">
        <text:list-item>
          <text:p text:style-name="P5">Система должна облегчать контроль за процессом взыскания долга</text:p>
        </text:list-item>
        <text:list-item>
          <text:p text:style-name="P5">Система должна предоставлять возможность изменять информацию о должнике</text:p>
        </text:list-item>
        <text:list-item>
          <text:p text:style-name="P5">Система должна обеспечивать простой механизм получения информации о должнике</text:p>
        </text:list-item>
      </text:list>
      <text:p text:style-name="P1">Требования заинтересованных сторон:</text:p>
      <text:list xml:id="list4269814409879703284" text:style-name="L3">
        <text:list-item>
          <text:p text:style-name="P6"><text:span text:style-name="T1">Кредитор</text:span> должен иметь возможность:</text:p>
        </text:list-item>
      </text:list>
      <text:list xml:id="list2002452855113652178" text:style-name="L3">
        <text:list-item>
          <text:p text:style-name="P9">Проводить аудит системы</text:p>
          <text:p text:style-name="P11">Системные требования:</text:p>
          <text:list>
            <text:list-item>
              <text:p text:style-name="P12">Наличие базы данных с информацией о должниках, которая поддерживается актуальной и содержит информацию о прогрессе взыскания долга. </text:p>
            </text:list-item>
            <text:list-item>
              <text:p text:style-name="P12">Наличие в ней пользователя типа «кредитор», имеющего возможность просматривать эту информацию.</text:p>
              <text:p text:style-name="P17">Архитектурные требования:</text:p>
              <text:list>
                <text:list-item>
                  <text:p text:style-name="P18">В системе есть база данных, которая хранит всю необходимую информацию о должниках, включая сумму долга для взыскания и коллектора, который работает с должником. </text:p>
                </text:list-item>
                <text:list-item>
                  <text:p text:style-name="P18"><text:span text:style-name="T3">Должна быть </text:span>система связывания должника с отчётностью по нему и система автоматического составления отчётов. </text:p>
                </text:list-item>
                <text:list-item>
                  <text:p text:style-name="P18">Кредитор <text:span text:style-name="T3">должен иметь возможность</text:span> получить текущую информацию о должнике и всю отчётность по нему со времени внесения его в базу.</text:p>
                </text:list-item>
              </text:list>
            </text:list-item>
          </text:list>
        </text:list-item>
      </text:list>
      <text:p text:style-name="P19"/>
      <text:p text:style-name="P20"/>
      <text:list xml:id="list211746904381739" text:continue-numbering="true" text:style-name="L3">
        <text:list-item>
          <text:p text:style-name="P9">Передавать в систему данные о должнике</text:p>
          <text:p text:style-name="P11">Системные требования:</text:p>
          <text:list>
            <text:list-item>
              <text:p text:style-name="P12">Наличие базы данных с информацией о должниках. </text:p>
            </text:list-item>
            <text:list-item>
              <text:p text:style-name="P12">Наличие стандартной процедуры передачи данных менеджеру для добавления их в базу.</text:p>
              <text:p text:style-name="P17">Архитектурные требования:</text:p>
              <text:list>
                <text:list-item>
                  <text:p text:style-name="P18">В системе <text:span text:style-name="T3">должна быть</text:span> база данных, которая хранит всю необходимую информацию о должниках, включая сумму долга для взыскания и коллектора, который работает с должником. </text:p>
                </text:list-item>
                <text:list-item>
                  <text:p text:style-name="P18"><text:span text:style-name="T3">Должен быть</text:span> API для этой базы, котор<text:span text:style-name="T3">ый</text:span> позволяет добавлять нового должника.</text:p>
                </text:list-item>
              </text:list>
            </text:list-item>
          </text:list>
        </text:list-item>
      </text:list>
      <text:p text:style-name="P19"/>
      <text:p text:style-name="P19"/>
      <text:list xml:id="list211748407383991" text:continue-numbering="true" text:style-name="L3">
        <text:list-item>
          <text:p text:style-name="P9">Передавать в систему изменённые данные о должнике</text:p>
          <text:p text:style-name="P11">Системные требования:</text:p>
          <text:list>
            <text:list-item>
              <text:p text:style-name="P12">Наличие базы данных с информацией о должниках, которая поддерживается актуальной и содержит информацию о прогрессе взыскания долга. </text:p>
            </text:list-item>
            <text:list-item>
              <text:p text:style-name="P12">Наличие стандартной процедуры подачи уведомления менеджеру для изменения данных.</text:p>
              <text:p text:style-name="P17">Архитектурные требования:</text:p>
              <text:list>
                <text:list-item>
                  <text:p text:style-name="P18">В системе <text:span text:style-name="T3">должна быть</text:span> база данных, которая хранит всю необходимую информацию о должниках, включая сумму долга для взыскания и коллектора, который работает с должником. </text:p>
                </text:list-item>
                <text:list-item>
                  <text:p text:style-name="P18"><text:soft-page-break/><text:span text:style-name="T3">Должен быть </text:span>API для этой базы, котор<text:span text:style-name="T3">ый</text:span> позволяет изменять данные о должнике и система уведомлений о потоке данных о должнике для менеджера. </text:p>
                </text:list-item>
              </text:list>
            </text:list-item>
          </text:list>
        </text:list-item>
      </text:list>
      <text:p text:style-name="P19"/>
      <text:p text:style-name="P19"/>
      <text:list xml:id="list211747508463656" text:continue-numbering="true" text:style-name="L3">
        <text:list-item>
          <text:p text:style-name="P9">Расторгать контракты с агенством</text:p>
          <text:p text:style-name="P11">Системные требования:</text:p>
          <text:list>
            <text:list-item>
              <text:p text:style-name="P12">Наличие базы данных с информацией о контрактах. </text:p>
            </text:list-item>
            <text:list-item>
              <text:p text:style-name="P12">Наличие стандартной процедуры уведомления менеджера о расторжении контракта.</text:p>
            </text:list-item>
          </text:list>
        </text:list-item>
      </text:list>
      <text:p text:style-name="P14"/>
      <text:p text:style-name="P14"/>
      <text:p text:style-name="P7"><text:span text:style-name="T1"/></text:p>
      <text:list xml:id="list211746692996825" text:continue-list="list4269814409879703284" text:style-name="L3">
        <text:list-item>
          <text:p text:style-name="P23"><text:span text:style-name="T1">Менеджер</text:span> должен иметь возможность:</text:p>
        </text:list-item>
      </text:list>
      <text:list xml:id="list3434110638925523176" text:style-name="L3">
        <text:list-item>
          <text:p text:style-name="P9">Иметь актуальные данные о должнике</text:p>
          <text:p text:style-name="P11">Системные требования:</text:p>
          <text:list>
            <text:list-item>
              <text:p text:style-name="P13">Наличие базы данных с информацией о должниках, которая поддерживается актуальной и содержит информацию о прогрессе взыскания долга.</text:p>
            </text:list-item>
          </text:list>
        </text:list-item>
      </text:list>
      <text:p text:style-name="P15"/>
      <text:p text:style-name="P15"/>
      <text:list xml:id="list211747642291905" text:continue-numbering="true" text:style-name="L3">
        <text:list-item>
          <text:p text:style-name="P9">Контроллировать процесс взыскания долга</text:p>
          <text:p text:style-name="P11">Системные требования:</text:p>
          <text:list>
            <text:list-item>
              <text:p text:style-name="P12">Наличие базы данных с информацией о должниках, которая поддерживается актуальной и содержит информацию о прогрессе взыскания долга. </text:p>
            </text:list-item>
            <text:list-item>
              <text:p text:style-name="P12">Наличие системы составления отчётов по должнику за выбранный период и системы уведомления менеджера об изменении данных должника.</text:p>
            </text:list-item>
          </text:list>
        </text:list-item>
      </text:list>
      <text:p text:style-name="P14"/>
      <text:p text:style-name="P14"/>
      <text:list xml:id="list211746733424816" text:continue-numbering="true" text:style-name="L3">
        <text:list-item>
          <text:p text:style-name="P9">Нанимать и увольнять коллекторов</text:p>
          <text:p text:style-name="P11">Системные требования:</text:p>
          <text:list>
            <text:list-item>
              <text:p text:style-name="P12">Наличие базы данных с информацией о коллекторах. </text:p>
            </text:list-item>
            <text:list-item>
              <text:p text:style-name="P12">Возможность добавлять/удалять коллекторов из базы.</text:p>
            </text:list-item>
          </text:list>
        </text:list-item>
      </text:list>
      <text:p text:style-name="P14"/>
      <text:p text:style-name="P14"/>
      <text:list xml:id="list211747906631203" text:continue-numbering="true" text:style-name="L3">
        <text:list-item>
          <text:p text:style-name="P9">Расторгать контракты с кредиторами</text:p>
          <text:p text:style-name="P11">Системные требования:</text:p>
          <text:list>
            <text:list-item>
              <text:p text:style-name="P12">Наличие базы данных с информацией о контрактах. </text:p>
            </text:list-item>
            <text:list-item>
              <text:p text:style-name="P12">Возможность удаления контракта из базы.</text:p>
            </text:list-item>
          </text:list>
        </text:list-item>
      </text:list>
      <text:p text:style-name="P14"/>
      <text:p text:style-name="P14"/>
      <text:list xml:id="list211747428336251" text:continue-numbering="true" text:style-name="L3">
        <text:list-item>
          <text:p text:style-name="P9">Назначать денежные поощрения и наказания для коллекторов</text:p>
          <text:p text:style-name="P11">Системные требования:</text:p>
          <text:list>
            <text:list-item>
              <text:p text:style-name="P12">Наличие базы данных с информацией о коллекторах и должниках. </text:p>
            </text:list-item>
            <text:list-item>
              <text:p text:style-name="P12">Наличие системы составления отчётов по взысканию долга. </text:p>
            </text:list-item>
            <text:list-item>
              <text:p text:style-name="P12">Возможность менеджеру изменять (в виде штрафов, премий) з/п плату коллектора.</text:p>
            </text:list-item>
          </text:list>
        </text:list-item>
      </text:list>
      <text:p text:style-name="P14"/>
      <text:p text:style-name="P14"/>
      <text:list xml:id="list211747551176775" text:continue-numbering="true" text:style-name="L3">
        <text:list-item>
          <text:p text:style-name="P9">Контроллировать поток информации о должниках в системе</text:p>
          <text:p text:style-name="P11">Системные требования:</text:p>
          <text:list>
            <text:list-item>
              <text:p text:style-name="P12">Наличие базы данных с информацией о должниках. </text:p>
            </text:list-item>
            <text:list-item>
              <text:p text:style-name="P12">Наличие системы уведомлений о всех изменениях (или заявок на таковые от кредитора) в данных должников. </text:p>
            </text:list-item>
            <text:list-item>
              <text:p text:style-name="P12">Возможность отменять изменения и удовлетворять заявки.</text:p>
            </text:list-item>
          </text:list>
        </text:list-item>
      </text:list>
      <text:p text:style-name="P7"><text:span text:style-name="T1"/></text:p>
      <text:list xml:id="list211747892407957" text:continue-list="list211746692996825" text:style-name="L3">
        <text:list-item>
          <text:p text:style-name="P23"><text:span text:style-name="T1">Коллектор</text:span> должен иметь возможность:</text:p>
        </text:list-item>
      </text:list>
      <text:list xml:id="list4136620530297336698" text:style-name="L3">
        <text:list-item>
          <text:p text:style-name="P9">Получать актуальную информацию о должнике</text:p>
          <text:p text:style-name="P11">Системные требования:</text:p>
          <text:list>
            <text:list-item>
              <text:p text:style-name="P13">Наличие базы данных с информацией о должниках, которая поддерживается актуальной и содержит информацию о прогрессе взыскания долга.</text:p>
            </text:list-item>
          </text:list>
        </text:list-item>
      </text:list>
      <text:p text:style-name="P15"/>
      <text:p text:style-name="P15"/>
      <text:list xml:id="list211747582648388" text:continue-numbering="true" text:style-name="L3">
        <text:list-item>
          <text:p text:style-name="P9">Изменять информацию о должнике на основе проделанной работы</text:p>
          <text:p text:style-name="P11">Системные требования:</text:p>
          <text:list>
            <text:list-item>
              <text:p text:style-name="P12">Наличие базы данных с информацией о должниках, которая содержит информацию о прогрессе взыскания долга. </text:p>
            </text:list-item>
            <text:list-item>
              <text:p text:style-name="P12">Возможность изменять информацию о закреплённом за коллектором должнике.</text:p>
            </text:list-item>
          </text:list>
        </text:list-item>
      </text:list>
      <text:p text:style-name="P14"/>
      <text:p text:style-name="P14"/>
      <text:list xml:id="list211747551251259" text:continue-numbering="true" text:style-name="L3">
        <text:list-item>
          <text:p text:style-name="P9">Составлять отчёты о проделанной работе</text:p>
          <text:p text:style-name="P11">Системные требования:</text:p>
          <text:list>
            <text:list-item>
              <text:p text:style-name="P13">Наличие системы подачи отчётов по закреплённому за коллектором должнику.</text:p>
            </text:list-item>
          </text:list>
        </text:list-item>
      </text:list>
      <text:p text:style-name="P15"/>
      <text:p text:style-name="P15"/>
      <text:list xml:id="list211746900878699" text:continue-numbering="true" text:style-name="L3">
        <text:list-item>
          <text:p text:style-name="P9">Получать список должников, не привязанных ни к одному коллектору</text:p>
          <text:p text:style-name="P11">Системные требования:</text:p>
          <text:list>
            <text:list-item>
              <text:p text:style-name="P12">Наличие базы данных с информацией о должниках, которая содержит информацию о том, за кем закреплён должник. </text:p>
            </text:list-item>
            <text:list-item>
              <text:p text:style-name="P12">Возможность получения списка должников, которые ни за кем не закреплены.</text:p>
            </text:list-item>
          </text:list>
        </text:list-item>
      </text:list>
      <text:p text:style-name="P14"/>
      <text:p text:style-name="P14"/>
      <text:list xml:id="list211748421090191" text:continue-numbering="true" text:style-name="L3">
        <text:list-item>
          <text:p text:style-name="P9">Своевременно получать уведомления о расторжении контракта на привязанного к нему должника <text:span text:style-name="T2">и изменении его данных</text:span></text:p>
          <text:p text:style-name="P11"><text:span text:style-name="T2">Системные требования:</text:span></text:p>
          <text:list>
            <text:list-item>
              <text:p text:style-name="P13">Наличие системы уведомлений для событий, связанных с должником и его контрактом, для коллектора.</text:p>
            </text:list-item>
          </text:list>
        </text:list-item>
      </text:list>
      <text:p text:style-name="P15"/>
      <text:p text:style-name="P15"/>
      <text:list xml:id="list211747812520373" text:continue-numbering="true" text:style-name="L3">
        <text:list-item>
          <text:p text:style-name="P10">Закреплять должника за собой</text:p>
          <text:p text:style-name="P11">Системные требования:</text:p>
          <text:list>
            <text:list-item>
              <text:p text:style-name="P12">Наличие базы данных с информацией о должниках, которая содержит информацию о том, за кем закреплён должник. </text:p>
            </text:list-item>
            <text:list-item>
              <text:p text:style-name="P16">Возможность закрепить ни за кем не закреплённого пользователя за собой.</text:p>
            </text:list-item>
          </text:list>
        </text:list-item>
      </text:list>
      <text:p text:style-name="P2"/>
      <text:p text:style-name="P3">Примечание:</text:p>
      <text:p text:style-name="P3">Есть ещё псевдо-роль должника, но она ничего не требует от системы</text:p>
      <text:p text:style-name="P3"/>
      <text:p text:style-name="P21"/>
      <text:p text:style-name="P22">Функциональные требования:</text:p>
      <text:list xml:id="list8201861089560469633" text:style-name="L4">
        <text:list-item>
          <text:p text:style-name="P8">Создание и хранение контракта</text:p>
        </text:list-item>
        <text:list-item>
          <text:p text:style-name="P8">Внесение и изменение данных о должнике в систему</text:p>
        </text:list-item>
        <text:list-item>
          <text:p text:style-name="P8">Закрытие контракта</text:p>
        </text:list-item>
        <text:list-item>
          <text:p text:style-name="P8">Хранение закрытых контрактов</text:p>
        </text:list-item>
        <text:list-item>
          <text:p text:style-name="P8">Временное хранение данных о должнике</text:p>
        </text:list-item>
        <text:list-item>
          <text:p text:style-name="P8">Получение информации о состоянии взыскания долга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8T00:27:43.058642078</meta:creation-date>
    <dc:date>2013-12-15T21:17:46.291997083</dc:date>
    <meta:editing-duration>PT9M59S</meta:editing-duration>
    <meta:editing-cycles>6</meta:editing-cycles>
    <meta:generator>LibreOffice/4.1.3.2$Linux_X86_64 LibreOffice_project/410m0$Build-2</meta:generator>
    <meta:document-statistic meta:table-count="0" meta:image-count="0" meta:object-count="0" meta:page-count="5" meta:paragraph-count="93" meta:word-count="757" meta:character-count="5478" meta:non-whitespace-character-count="4807"/>
  </office:meta>
</office:document-meta>
</file>